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style:font-name-asian="Arial1" style:font-name-complex="Arial1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.1217in" svg:height="1.315in" svg:x="8.4913in" svg:y="3.1004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Goal = input distance and output neccesary angle</text:p>
          </table:table-cell>
          <table:covered-table-cell table:number-columns-repeated="2"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ata :</text:p>
          </table:table-cell>
          <table:table-cell table:style-name="ce7" office:value-type="string" calcext:value-type="string">
            <text:p>Angle / degrees</text:p>
          </table:table-cell>
          <table:table-cell table:style-name="ce14" office:value-type="string" calcext:value-type="string">
            <text:p>Air-Time / sec</text:p>
          </table:table-cell>
          <table:table-cell table:style-name="ce17" office:value-type="string" calcext:value-type="string">
            <text:p>Distances / in</text:p>
          </table:table-cell>
          <table:table-cell table:number-columns-repeated="2"/>
          <table:table-cell office:value-type="string" calcext:value-type="string">
            <text:p>Height Goal (in)</text:p>
          </table:table-cell>
          <table:table-cell office:value-type="string" calcext:value-type="string">
            <text:p>(m)</text:p>
          </table:table-cell>
          <table:table-cell office:value-type="string" calcext:value-type="string">
            <text:p>Y Velocity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21" calcext:value-type="float">
            <text:p>1.21</text:p>
          </table:table-cell>
          <table:table-cell table:style-name="ce18" table:formula="of:=(([.E4]^2)-(17^2))^0.5" office:value-type="float" office:value="279.483452104056" calcext:value-type="float">
            <text:p>279.483452104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80.2" calcext:value-type="float">
            <text:p>80.2</text:p>
          </table:table-cell>
          <table:table-cell table:formula="of:=[.G4]*2.54/100" office:value-type="float" office:value="2.03708" calcext:value-type="float">
            <text:p>2.03708</text:p>
          </table:table-cell>
          <table:table-cell table:formula="of:=((-2)*(-9.8)*[.H4])^0.5" office:value-type="float" office:value="6.31876317011486" calcext:value-type="float">
            <text:p>6.3187631701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float" office:value="45" calcext:value-type="float">
            <text:p>4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8" table:formula="of:=(([.E5]^2)-(17^2))^0.5" office:value-type="float" office:value="281.487122263169" calcext:value-type="float">
            <text:p>281.4871222632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8" table:formula="of:=(([.E6]^2)-(17^2))^0.5" office:value-type="float" office:value="291.504716942968" calcext:value-type="float">
            <text:p>291.504716943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8" table:formula="of:=(([.E7]^2)-(17^2))^0.5" office:value-type="float" office:value="281.487122263169" calcext:value-type="float">
            <text:p>281.4871222632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21" calcext:value-type="float">
            <text:p>1.21</text:p>
          </table:table-cell>
          <table:table-cell table:style-name="ce18" table:formula="of:=(([.E8]^2)-(17^2))^0.5" office:value-type="float" office:value="302.021936289403" calcext:value-type="float">
            <text:p>302.0219362894</text:p>
          </table:table-cell>
          <table:table-cell office:value-type="float" office:value="302.5" calcext:value-type="float">
            <text:p>302.5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31" calcext:value-type="float">
            <text:p>1.31</text:p>
          </table:table-cell>
          <table:table-cell table:style-name="ce18" office:value-type="float" office:value="264" calcext:value-type="float">
            <text:p>264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8" office:value-type="float" office:value="272.5" calcext:value-type="float">
            <text:p>272.5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8" office:value-type="float" office:value="302" calcext:value-type="float">
            <text:p>30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38" calcext:value-type="float">
            <text:p>1.38</text:p>
          </table:table-cell>
          <table:table-cell table:style-name="ce18" office:value-type="float" office:value="315.5" calcext:value-type="float">
            <text:p>315.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33" calcext:value-type="float">
            <text:p>1.33</text:p>
          </table:table-cell>
          <table:table-cell table:style-name="ce18" office:value-type="float" office:value="314" calcext:value-type="float">
            <text:p>314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46" calcext:value-type="float">
            <text:p>1.46</text:p>
          </table:table-cell>
          <table:table-cell table:style-name="ce18" office:value-type="float" office:value="303.75" calcext:value-type="float">
            <text:p>303.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2" calcext:value-type="float">
            <text:p>1.2</text:p>
          </table:table-cell>
          <table:table-cell table:style-name="ce18" office:value-type="float" office:value="278" calcext:value-type="float">
            <text:p>27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23" calcext:value-type="float">
            <text:p>1.23</text:p>
          </table:table-cell>
          <table:table-cell table:style-name="ce18" office:value-type="float" office:value="290" calcext:value-type="float">
            <text:p>290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8" office:value-type="float" office:value="282.5" calcext:value-type="float">
            <text:p>282.5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1.33" calcext:value-type="float">
            <text:p>1.33</text:p>
          </table:table-cell>
          <table:table-cell table:style-name="ce19" office:value-type="float" office:value="305.5" calcext:value-type="float">
            <text:p>3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3" table:number-rows-spanned="1">
            <text:p>Average</text:p>
          </table:table-cell>
          <table:covered-table-cell table:number-columns-repeated="2"/>
          <table:table-cell office:value-type="string" calcext:value-type="string">
            <text:p>Average (m)</text:p>
          </table:table-cell>
          <table:table-cell office:value-type="string" calcext:value-type="string">
            <text:p>Angle (radians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AVERAGE([.C4:.C18])" office:value-type="float" office:value="1.25533333333333" calcext:value-type="float">
            <text:p>1.2553333333</text:p>
          </table:table-cell>
          <table:table-cell table:formula="of:=AVERAGE([.D4:.D18])" office:value-type="float" office:value="290.915623324184" calcext:value-type="float">
            <text:p>290.9156233242</text:p>
          </table:table-cell>
          <table:table-cell table:formula="of:=[.D20]*2.54/100" office:value-type="float" office:value="7.38925683243428" calcext:value-type="float">
            <text:p>7.3892568324</text:p>
          </table:table-cell>
          <table:table-cell table:formula="of:=RADIANS([.B20])" office:value-type="float" office:value="0.785398163397448" calcext:value-type="float">
            <text:p>0.78539816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ts: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stant Velocity (m/s)</text:p>
          </table:table-cell>
          <table:table-cell office:value-type="string" calcext:value-type="string">
            <text:p>Horizontal Velocity (m/s)</text:p>
          </table:table-cell>
          <table:table-cell office:value-type="string" calcext:value-type="string">
            <text:p>Vertical Velocity (m/s)</text:p>
          </table:table-cell>
          <table:table-cell office:value-type="string" calcext:value-type="string">
            <text:p>Velocity(m/s)</text:p>
          </table:table-cell>
          <table:table-cell table:number-columns-repeated="1020"/>
        </table:table-row>
        <table:table-row table:style-name="ro1">
          <table:table-cell table:style-name="ce4" table:formula="of:=[.B23]/COS([.F20])" office:value-type="float" office:value="8.32447203527877" calcext:value-type="float">
            <text:p>8.3244720353</text:p>
          </table:table-cell>
          <table:table-cell table:formula="of:=[.E20]/[.C20]" office:value-type="float" office:value="5.8862906259434" calcext:value-type="float">
            <text:p>5.8862906259</text:p>
          </table:table-cell>
          <table:table-cell table:formula="of:=[.B23]" office:value-type="float" office:value="5.8862906259434" calcext:value-type="float">
            <text:p>5.8862906259</text:p>
          </table:table-cell>
          <table:table-cell table:formula="of:=[.B23]/COS([.F20])" office:value-type="float" office:value="8.32447203527877" calcext:value-type="float">
            <text:p>8.3244720353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Y goal (ft)</text:p>
          </table:table-cell>
          <table:table-cell office:value-type="string" calcext:value-type="string">
            <text:p>0 Displacement Time</text:p>
          </table:table-cell>
          <table:table-cell office:value-type="string" calcext:value-type="string">
            <text:p>Maximum Height (m)</text:p>
          </table:table-cell>
          <table:table-cell table:number-columns-repeated="1021"/>
        </table:table-row>
        <table:table-row table:style-name="ro1">
          <table:table-cell table:style-name="ce5" office:value-type="float" office:value="8.1" calcext:value-type="float">
            <text:p>8.1</text:p>
          </table:table-cell>
          <table:table-cell table:formula="of:=(-2*[.C23])/(-9.8)" office:value-type="float" office:value="1.20128380121294" calcext:value-type="float">
            <text:p>1.2012838012</text:p>
          </table:table-cell>
          <table:table-cell table:formula="of:=([.C23]*0.5*[.B26]) + 0.5*(-9.8)*(0.5*[.B26])^2" office:value-type="float" office:value="1.76777639454434" calcext:value-type="float">
            <text:p>1.7677763945</text:p>
          </table:table-cell>
          <table:table-cell table:formula="of:=(-(([.C23])^2))/(2*(-9.8))" office:value-type="float" office:value="1.76777639454434" calcext:value-type="float">
            <text:p>1.767776394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ghjcgh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Y_Velocity" table:base-cell-address="$Sheet1.$I$4" table:cell-range-address="$Sheet1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08:38:52.876967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tics </meta:initial-creator>
    <meta:creation-date>2016-01-16T18:00:03.79</meta:creation-date>
    <dc:date>2016-01-30T08:41:02.862482874</dc:date>
    <meta:editing-duration>P1DT5H41M30S</meta:editing-duration>
    <meta:editing-cycles>6</meta:editing-cycles>
    <meta:generator>LibreOffice/4.2.7.2$Linux_X86_64 LibreOffice_project/420m0$Build-2</meta:generator>
    <meta:document-statistic meta:table-count="3" meta:cell-count="86" meta:object-count="1"/>
  </office:meta>
</office:document-meta>
</file>

<file path=Object 1/content.xml><?xml version="1.0" encoding="utf-8"?>
<math xmlns="http://www.w3.org/1998/Math/MathML" display="block">
  <semantics>
    <mrow>
      <mrow>
        <mi mathvariant="italic">theta</mi>
        <mo stretchy="false">=</mo>
        <mi>arctan</mi>
      </mrow>
      <mrow>
        <mo fence="true" stretchy="false">(</mo>
        <mrow>
          <mfrac>
            <mrow>
              <msup>
                <mi>v</mi>
                <mn>2</mn>
              </msup>
              <mo stretchy="false">±</mo>
              <msup>
                <mrow>
                  <mo fence="true" stretchy="false">(</mo>
                  <mrow>
                    <mrow>
                      <mrow>
                        <msup>
                          <mi>v</mi>
                          <mn>4</mn>
                        </msup>
                        <mo stretchy="false">−</mo>
                        <mi>g</mi>
                      </mrow>
                      <mrow>
                        <mo fence="true" stretchy="false">(</mo>
                        <mrow>
                          <mrow>
                            <mrow>
                              <msup>
                                <mi mathvariant="italic">gx</mi>
                                <mn>2</mn>
                              </msup>
                              <mo stretchy="false">+</mo>
                              <mn>2</mn>
                            </mrow>
                            <msup>
                              <mi mathvariant="italic">yv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/</mo>
                      <mn>2</mn>
                    </mrow>
                  </mrow>
                  <mo fence="true" stretchy="false">)</mo>
                </mrow>
              </msup>
            </mrow>
            <mi mathvariant="italic">gx</mi>
          </mfrac>
        </mrow>
        <mo fence="true" stretchy="false">)</mo>
      </mrow>
    </mrow>
    <annotation encoding="StarMath 5.0">theta = arctan( {v^2 +- (v^4 - g(gx^2 + 2yv^2))^(1/2)   } over {gx} ) </annotation>
  </semantics>
</math>
</file>